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pt"/>
    </style:style>
    <style:style style:name="co2" style:family="table-column">
      <style:table-column-properties fo:break-before="auto" style:column-width="166.9pt"/>
    </style:style>
    <style:style style:name="co3" style:family="table-column">
      <style:table-column-properties fo:break-before="auto" style:column-width="175.61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114.35pt" fo:break-before="auto" style:use-optimal-row-height="true"/>
    </style:style>
    <style:style style:name="ro5" style:family="table-row">
      <style:table-row-properties style:row-height="58.1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20-OLinuXino-Lime2_Rev_L_1Ge4Gs16MB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8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-EU_R0402_TI_0R</text:p>
          </table:table-cell>
          <table:table-cell office:value-type="string" calcext:value-type="string">
            <text:p>R11, R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6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9, R10, R3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9, R20, R21, R24, R25, R26, R119, R120, R1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5, R7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8, R1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3, R114, R115, R116, R117, R118, R124, R1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9, R9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k/1%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, R2, R4, R5, R6, R45, R46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56, R57, R60, R61, R70, R75, R77, R79, R80, R81,</text:p>
            <text:p> R82, R88, R128, R12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1, R9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8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9, R7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, R16, R17, R31, R34, R36, R37, R42, R44, R52,</text:p>
            <text:p> R54, R58, R62, R64, R68, R71, R78, R121, R1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4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3, R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k/5%/0402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4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7, R30, R55, R7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1, R67, R87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3, R69, R7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8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33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4.7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4, RM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0, C11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17, C201, C211,C248, C24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39, C140, C141, C142, C167, C173, C187, C20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21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53, C154, C156, C157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71,C83,C85, C87, C109, C119, C135, C136, C137,</text:p>
            <text:p> C149, C152, C193, C236, C237, C239, C240, C242,</text:p>
            <text:p> C243, C244, C247, C250, C252, C253</text:p>
          </table:table-cell>
          <table:table-cell table:number-columns-repeated="1020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, C2, C3, C4, C5, C6, C7, C8, C9, C10, C11, C12,</text:p>
            <text:p> C13, C14, C16, C17, C18, C19, C20, C21, C22, C23,</text:p>
            <text:p> C24, C25, C26, C27, C28, C29, C30, C31, C32, C33,</text:p>
            <text:p> C34, C35, C36, C37, C38, C39, C40, C41, C42, C43,</text:p>
            <text:p> C44, C45, C46, C47, C48, C49, C50, C51, C52, C53,</text:p>
            <text:p> C54, C55, C56, C57, C58, C59, C60, C61, C62, C63,</text:p>
            <text:p> C64, C65, C66, C67, C68, C69, C70, C74, C75, C76,</text:p>
            <text:p>C92,C93,C94,C95, C96, C97, C98, C99, C100, C106,</text:p>
            <text:p> C107, C121, C126, C129, C130, C131, C132, C133,</text:p>
            <text:p> C144, C148, C164, C178, C184, C189, C194, C19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/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8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19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08, C125, C159, C176, C179, C18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/10%/X5R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4, C86, C8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7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8, C163, C171, C183, C185, C186, C188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8, C134, C146, C150, C155, C160, C161,</text:p>
            <text:p> C162, C166, C170, C172, C174</text:p>
          </table:table-cell>
          <table:table-cell table:number-columns-repeated="1020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5, C89, C118, C120, C122, C123, C124, C138,</text:p>
            <text:p> C143, C145, C147, C151, C165, C168, C175, C177,</text:p>
            <text:p> C181, C190, C191, C192, C195, C198, C202, C203,</text:p>
            <text:p> C204, C205, C206, C207, C208, C210, C212, C213,</text:p>
            <text:p> C220, C222, C241, C246, C256, C257, C25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2, C77, C79, C224, C232, C238, C24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F/10V/105C</text:p>
          </table:table-cell>
          <table:table-cell office:value-type="string" calcext:value-type="string">
            <text:p>CPOL-EUE2.5-6.3</text:p>
          </table:table-cell>
          <table:table-cell office:value-type="string" calcext:value-type="string">
            <text:p>C20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007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4148/SOD80C</text:p>
          </table:table-cell>
          <table:table-cell office:value-type="string" calcext:value-type="string">
            <text:p>DSMD</text:p>
          </table:table-cell>
          <table:table-cell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</table:table-cell>
          <table:table-cell office:value-type="string" calcext:value-type="string">
            <text:p>D1, 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D-MLL-41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6.0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1, L12, L13, L14, L15, L16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2, L5, L6, L7, L8, L9, L10, L17, L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3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P/SMD1206</text:p>
          </table:table-cell>
          <table:table-cell office:value-type="string" calcext:value-type="string">
            <text:p>MC-306CM7V-T1A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x3.2mm</text:p>
          </table:table-cell>
          <table:table-cell office:value-type="string" calcext:value-type="string">
            <text:p>HC49/STEST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30ppm/4P/3.2x2.5</text:p>
          </table:table-cell>
          <table:table-cell office:value-type="string" calcext:value-type="string">
            <text:p>SMALL_SMD_CRYSTAL_1</text:p>
          </table:table-cell>
          <table:table-cell office:value-type="string" calcext:value-type="string">
            <text:p>Q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</text:p>
          </table:table-cell>
          <table:table-cell office:value-type="string" calcext:value-type="string">
            <text:p>LM1117</text:p>
          </table:table-cell>
          <table:table-cell office:value-type="string" calcext:value-type="string">
            <text:p>VR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C-SSHM-T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M4G1YEMD-B031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SZ9031RNXCC-TR</text:p>
          </table:table-cell>
          <table:table-cell office:value-type="string" calcext:value-type="string">
            <text:p>KSZ9031RNX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121T475I-TT</text:p>
          </table:table-cell>
          <table:table-cell office:value-type="string" calcext:value-type="string">
            <text:p>RESETMCP130T-300-I/TT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K4B4G1646D-BYK0</text:p>
          </table:table-cell>
          <table:table-cell office:value-type="string" calcext:value-type="string">
            <text:p>H5TQ2G63BFR_</text:p>
            <text:p>MEM4G16D3EABG-125HYNIX</text:p>
          </table:table-cell>
          <table:table-cell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10, U11, U1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5, U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W25Q128JVSIQ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5V_SATA_PWR, 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3</text:p>
          </table:table-cell>
          <table:table-cell office:value-type="string" calcext:value-type="string">
            <text:p>CON3HN1X3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-V16X-2X10-LF</text:p>
          </table:table-cell>
          <table:table-cell office:value-type="string" calcext:value-type="string">
            <text:p>ML20GPH127SMT-02X10</text:p>
            <text:p>(PA-V16X-2X10-LF)</text:p>
          </table:table-cell>
          <table:table-cell office:value-type="string" calcext:value-type="string">
            <text:p>GPIO-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-V16X-2X20-LF</text:p>
          </table:table-cell>
          <table:table-cell office:value-type="string" calcext:value-type="string">
            <text:p>ML40-GPH127SMT-02X20</text:p>
            <text:p>(PA-V16X-2X20-LF)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4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_JACK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M211Q01FM22_SH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-OTG(MSB-SW-5AB-LF)</text:p>
          </table:table-cell>
          <table:table-cell office:value-type="string" calcext:value-type="string">
            <text:p>MINI_USB9-USB-OTG</text:p>
            <text:p>(MSB-SW-5AB-LF)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_A_VERTICAL</text:p>
          </table:table-cell>
          <table:table-cell office:value-type="string" calcext:value-type="string">
            <text:p>USB_SHIELDUSB_A_VERTICAL</text:p>
          </table:table-cell>
          <table:table-cell office:value-type="string" calcext:value-type="string">
            <text:p>USB_HOST1, USB_HOST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PWR, RECOVERY, RESE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WP_ENABL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3:Closed/PB8:Opened</text:p>
          </table:table-cell>
          <table:table-cell office:value-type="string" calcext:value-type="string">
            <text:p>SJ2W5</text:p>
          </table:table-cell>
          <table:table-cell office:value-type="string" calcext:value-type="string">
            <text:p>PC3/PB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0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, R15, R28, R49, R50, R112, R12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5822/SS34/SMA)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(2.2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39, R40, R93, R94, R95, 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7nH/0402)</text:p>
          </table:table-cell>
          <table:table-cell office:value-type="string" calcext:value-type="string">
            <text:p>L-USL0402_TI</text:p>
          </table:table-cell>
          <table:table-cell office:value-type="string" calcext:value-type="string">
            <text:p>L3, L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22, R23, R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9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9, C221, C22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4p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81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73, C7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12, C113, C11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AC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7, U8, U9</text:p>
          </table:table-cell>
          <table:table-cell table:number-columns-repeated="1020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9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  <style:style style:name="MT2" style:family="text">
      <style:text-properties fo:font-size="10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0-02-03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3">00/00/0000</text:date>, <text:time style:data-style-name="N2" text:time-value="10:20:00.858456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3T10:20:16.716490398</dc:date>
    <meta:editing-duration>PT3H22M6S</meta:editing-duration>
    <meta:editing-cycles>58</meta:editing-cycles>
    <meta:generator>LibreOffice/5.1.6.2$Linux_X86_64 LibreOffice_project/10m0$Build-2</meta:generator>
    <meta:document-statistic meta:table-count="1" meta:cell-count="444" meta:object-count="0"/>
  </office:meta>
</office:document-meta>
</file>